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style:text-autospace="none"/>
      <style:text-properties fo:language="ru" fo:country="RU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2b91af" style:font-name="Consolas" fo:font-size="12pt" style:font-name-asian="Consolas" style:font-size-asian="12pt" style:font-name-complex="Consolas" style:font-size-complex="12pt"/>
    </style:style>
    <style:style style:name="P5" style:family="paragraph" style:parent-style-name="Standard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P6" style:family="paragraph" style:parent-style-name="Standard">
      <style:text-properties fo:color="#000000"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8" style:family="paragraph" style:parent-style-name="Standard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P9" style:family="paragraph" style:parent-style-name="Standard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P10" style:family="paragraph" style:parent-style-name="Standard">
      <style:text-properties fo:color="#000000" style:font-name="Consolas" fo:font-size="18pt" fo:language="ru" fo:country="RU" style:font-name-asian="Consolas" style:font-size-asian="18pt" style:font-name-complex="Consolas" style:font-size-complex="18pt"/>
    </style:style>
    <style:style style:name="P11" style:family="paragraph" style:parent-style-name="Standard">
      <style:text-properties fo:font-size="18pt" fo:language="ru" fo:country="RU" style:font-size-asian="18pt" style:font-size-complex="18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style:text-autospace="none"/>
      <style:text-properties fo:font-variant="normal" fo:text-transform="none" fo:color="#333333" style:font-name="Consolas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2b91af"/>
    </style:style>
    <style:style style:name="T4" style:family="text">
      <style:text-properties fo:color="#2b91af" style:font-name="Consolas" fo:font-size="12pt" style:font-name-asian="Consolas" style:font-size-asian="12pt" style:font-name-complex="Consolas" style:font-size-complex="12pt"/>
    </style:style>
    <style:style style:name="T5" style:family="text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T6" style:family="text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T7" style:family="text">
      <style:text-properties fo:color="#2b91af" fo:language="ru" fo:country="RU"/>
    </style:style>
    <style:style style:name="T8" style:family="text">
      <style:text-properties fo:color="#2b91af" fo:language="en" fo:country="US"/>
    </style:style>
    <style:style style:name="T9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0" style:family="text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2" style:family="text">
      <style:text-properties fo:color="#000000" fo:language="ru" fo:country="RU"/>
    </style:style>
    <style:style style:name="T13" style:family="text">
      <style:text-properties fo:color="#000000" fo:language="en" fo:country="US"/>
    </style:style>
    <style:style style:name="T14" style:family="text">
      <style:text-properties fo:color="#a31515" fo:language="ru" fo:country="RU"/>
    </style:style>
    <style:style style:name="T15" style:family="text">
      <style:text-properties fo:color="#a31515" style:font-name="Consolas" fo:font-size="12pt" fo:language="ru" fo:country="RU" style:font-name-asian="Consolas" style:font-size-asian="12pt" style:font-name-complex="Consolas" style:font-size-complex="12pt"/>
    </style:style>
    <style:style style:name="T16" style:family="text">
      <style:text-properties fo:color="#a31515" style:font-name="Consolas" fo:font-size="12pt" style:font-name-asian="Consolas" style:font-size-asian="12pt" style:font-name-complex="Consolas" style:font-size-complex="12pt"/>
    </style:style>
    <style:style style:name="T17" style:family="text">
      <style:text-properties fo:color="#0000ff"/>
    </style:style>
    <style:style style:name="T18" style:family="text">
      <style:text-properties fo:color="#0000ff" style:font-name="Consolas" fo:font-size="12pt" style:font-name-asian="Consolas" style:font-size-asian="12pt" style:font-name-complex="Consolas" style:font-size-complex="12pt"/>
    </style:style>
    <style:style style:name="T19" style:family="text">
      <style:text-properties fo:color="#008000" style:font-name="Consolas" fo:font-size="12pt" style:font-name-asian="Consolas" style:font-size-asian="12pt" style:font-name-complex="Consolas" style:font-size-complex="12pt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style:font-name="Consolas1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style:font-name="Consolas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33333" style:font-name="Consolas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нный пример демонстрирует написание Odata сервиса использующего Xaf Security для получения данных используя базу данных XAF приложения. Сервис паблишется в Azure. В качестве клиент используется DXTreme.</text:p>
      <text:p text:style-name="P11">1.</text:p>
      <text:p text:style-name="P1"><text:tab/>Изначально имеем <text:span text:style-name="T1">XafWin </text:span>приложение. В данном примере это XafWinClient.</text:p>
      <text:p text:style-name="P1">Данное приложение соединяется с сервисом размешенным на <text:span text:style-name="T1">Azure “ClientServer_Wcf_CustomAuth.Service”.</text:span></text:p>
      <text:p text:style-name="P12"/>
      <text:p text:style-name="P1">Создать тестовую базу данных на <text:span text:style-name="T1">Azure</text:span> можно следующим образом.</text:p>
      <text:p text:style-name="P1">1 Собственно создаём базу через <text:span text:style-name="T1">Azure </text:span>интерфейс.</text:p>
      <text:p text:style-name="P1">2 Создаём необходимые таблицы используя скрипт находящийся в файле</text:p>
      <text:p text:style-name="P1">Azure_XAF_AuthenticationDemoDB.sql входящим в проект DBCreator.</text:p>
      <text:p text:style-name="P1">3 Содаём тестовые данные. Запускаем DBCreator с указание коннекшена с базе на <text:span text:style-name="T1">Azure.</text:span></text:p>
      <text:p text:style-name="P12"/>
      <text:p text:style-name="P1">В базе по умолчанию создаются 3 юзера. Это Admin, и 2 обычных пользователя с ограниченными правами, это <text:span text:style-name="T16">Sam</text:span> и <text:span text:style-name="T16">John</text:span>. Пароли везде пустые.</text:p>
      <text:p text:style-name="Standard"><text:span text:style-name="T2">Пользователи </text:span><text:span text:style-name="T15">Sam</text:span><text:span text:style-name="T2"> и </text:span><text:span text:style-name="T15">John</text:span><text:span text:style-name="T2">. Могут просматривать все записи </text:span><text:span text:style-name="T1">(Contacts)</text:span><text:span text:style-name="T2"> но редактировать могут только записи асоциированнc</text:span><text:span text:style-name="T1"> </text:span><text:span text:style-name="T2">ними. Это соответственно </text:span><text:span text:style-name="T1">Contact </text:span><text:span text:style-name="T2">с именем </text:span><text:span text:style-name="T1">«Sam» and “John”. </text:span><text:span text:style-name="T2">Т</text:span><text:span text:style-name="T1">акже в контакте с названием «Advanced User” о</text:span><text:span text:style-name="T2">ни могут видеть</text:span><text:span text:style-name="T1"> </text:span><text:span text:style-name="T2">только</text:span><text:span text:style-name="T1"> Photo(по </text:span><text:span text:style-name="T2">умолчанию</text:span><text:span text:style-name="T1"> пустое) и</text:span><text:span text:style-name="T2"> </text:span><text:span text:style-name="T1">FirstName, с</text:span><text:span text:style-name="T2">войства </text:span><text:span text:style-name="T1">LastName и Email </text:span><text:span text:style-name="T2">закрыты для просмотра.</text:span></text:p>
      <text:p text:style-name="P1"/>
      <text:p text:style-name="P11">2.</text:p>
      <text:p text:style-name="P1"><text:tab/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1"><text:span text:style-name="T5">ASPRequestValueManager</text:span><text:span text:style-name="T10">&lt;ValueType&gt; </text:span><text:span text:style-name="T9">предназначен для хранения объекта </text:span><text:span text:style-name="T10">Security </text:span><text:span text:style-name="T9">а контексте запроса.</text:span></text:p>
      <text:p text:style-name="P9"/>
      <text:p text:style-name="P4"><text:span text:style-name="T2">MyContext</text:span><text:span text:style-name="T12"> наследуемый от </text:span>XpoContext<text:span text:style-name="T12">. Тут мы перекрываем метод ShowLargePropertyAsNamedStream для получения стримов непосредственно к запросе </text:span><text:span text:style-name="T13">Entity, </text:span><text:span text:style-name="T12">а не в виде </text:span><text:span text:style-name="T13">Url. </text:span><text:span text:style-name="T12">Это написано только для данного примера. В конечном приложении стратегия получения данных типа </text:span><text:span text:style-name="T13">stream </text:span><text:span text:style-name="T12">может быть другой.</text:span></text:p>
      <text:p text:style-name="P9"/>
      <text:p text:style-name="P4"><text:span text:style-name="T2">DataServiceHelper</text:span><text:span text:style-name="T12"> класс предоставляет вспомогательные методы для. инициализации </text:span><text:span text:style-name="T13">TypesInfo </text:span><text:span text:style-name="T12">и получения </text:span><text:span text:style-name="T2">IObjectSpaceProvider</text:span><text:span text:style-name="T12"> и </text:span><text:span text:style-name="T2">IobjectLayer</text:span><text:span text:style-name="T12">.</text:span></text:p>
      <text:p text:style-name="P9"/>
      <text:p text:style-name="P4"><text:span text:style-name="T2">DataServiceBase</text:span><text:span text:style-name="T12"> наследуемый от </text:span><text:span text:style-name="T2">XpoDataServiceV3</text:span><text:span text:style-name="T12">. Данный класс используется в других примерах. В данном примере код из него может быть перенесён в наследника </text:span><text:span text:style-name="T2">CustomAuthenticationDataService</text:span><text:span text:style-name="T12">.</text:span></text:p>
      <text:p text:style-name="P9"/>
      <text:p text:style-name="P10">3.</text:p>
      <text:p text:style-name="P9">Переходим к созданию сервиса.</text:p>
      <text:p text:style-name="P4"><text:span text:style-name="T12">Создаём пустой </text:span><text:span text:style-name="T13">Web </text:span><text:span text:style-name="T12">проект.</text:span></text:p>
      <text:p text:style-name="P4"><text:span text:style-name="T12">Создаём класс </text:span><text:span text:style-name="T2">CustomAuthenticationDataService</text:span><text:span text:style-name="T12"> наследуем его от </text:span><text:span text:style-name="T2">DataServiceBase</text:span><text:span text:style-name="T12">. Это и будет наш сервис.</text:span></text:p>
      <text:p text:style-name="P9"/>
      <text:p text:style-name="P4"><text:span text:style-name="T12">В данном классе добавляем несколько </text:span><text:span text:style-name="T13">ServiceOperation </text:span><text:span text:style-name="T12">методов. Они нам </text:span><text:soft-page-break/><text:span text:style-name="T12">понадобятся для реализации </text:span><text:span text:style-name="T13">UISecurity </text:span><text:span text:style-name="T12">на клиенте. Это методы.</text:span></text:p>
      <text:p text:style-name="P9">IsGranted, CanReadMembers, IsUserAllowed. </text:p>
      <text:p text:style-name="P9"/>
      <text:p text:style-name="P6"><text:span text:style-name="T2">Класс </text:span><text:span text:style-name="T7">JSONPSupportInspector </text:span><text:span text:style-name="T2">нужен для потдержки </text:span><text:span text:style-name="T1">jsonp, </text:span><text:span text:style-name="T2">подробнее тут </text:span></text:p>
      <text:p text:style-name="P6"><text:a xlink:type="simple" xlink:href="http://archive.msdn.microsoft.com/DataServicesJSONP">http://archive.msdn.microsoft.com/DataServicesJSONP</text:a><text:span text:style-name="T2"> </text:span></text:p>
      <text:p text:style-name="P9"/>
      <text:p text:style-name="P6"><text:span text:style-name="T1">Добавляем</text:span><text:span text:style-name="T2"> в проект класс </text:span><text:span text:style-name="T7">Global</text:span></text:p>
      <text:p text:style-name="P8"><text:span text:style-name="T2">Тут мы будем реализовывать основную чать обработки запросов на сервис с подключением </text:span>XafSecurity.</text:p>
      <text:p text:style-name="P8"/>
      <text:p text:style-name="P6"><text:span text:style-name="T2">Обработку запросов и проверку </text:span><text:span text:style-name="T1">UserCredentials </text:span><text:span text:style-name="T2">производим в методе </text:span>Application_AuthenticateRequest. <text:span text:style-name="T2">В момент получения запроса создаётся новый интстанс </text:span><text:span text:style-name="T7">SecurityStrategyComplex</text:span><text:span text:style-name="T1">, </text:span><text:span text:style-name="T2">производится проверка <text:s/></text:span><text:span text:style-name="T1">UserCredentials </text:span><text:span text:style-name="T2">и в случае успеха запрос пропускается дальше. При получении <text:s/></text:span><text:span text:style-name="T7">AuthenticationException </text:span><text:span text:style-name="T2">выдаётся </text:span><text:span text:style-name="T14">"401 Unauthorized".</text:span></text:p>
      <text:p text:style-name="P6"><text:span text:style-name="T2">В случае прохождения авторизации обработка запроса переходит в </text:span><text:span text:style-name="T1">Data </text:span><text:span text:style-name="T2">сервис, Создаётся инстанс объекта </text:span><text:span text:style-name="T7">CustomAuthenticationDataService </text:span><text:span text:style-name="T2">которомы в качестве </text:span><text:span text:style-name="T8">IObjectLayer</text:span><text:span text:style-name="T7"> </text:span><text:span text:style-name="T2">передаётся </text:span><text:span text:style-name="T7">SessionObjectLayer </text:span><text:span text:style-name="T2">созданный с использованием ксафофского </text:span><text:span text:style-name="T7">SecurityRuleProvider </text:span><text:span text:style-name="T2">который использует инстанс </text:span><text:span text:style-name="T7">SecurityStrategyComplex <text:s/></text:span><text:span text:style-name="T2">который был создан в процессе прохождения авторизации реквеста в методе Application_AuthenticateRequest в классе </text:span><text:span text:style-name="T7">Global</text:span></text:p>
      <text:p text:style-name="P5"/>
      <text:p text:style-name="P6"><text:span text:style-name="T2">Рассмотрим </text:span><text:span text:style-name="T1">DXTreme </text:span><text:span text:style-name="T2">слиент.</text:span></text:p>
      <text:p text:style-name="P6"><text:span text:style-name="T2">Данное приложение использует соединение с только что нами созданным сервисом <text:s/></text:span><text:span text:style-name="T7">CustomAuthenticationDataService <text:s/></text:span><text:span text:style-name="T2">как для получение данных, так и для построения </text:span><text:span text:style-name="T1">UI </text:span><text:span text:style-name="T2">элементов оперируя данными о том что может делать данный пользователь.</text:span></text:p>
      <text:p text:style-name="P9"/>
      <text:p text:style-name="P6"><text:span text:style-name="T2">В примере имеется </text:span><text:span text:style-name="T1">3</text:span><text:span text:style-name="T2"> </text:span><text:span text:style-name="T1">View отображающие</text:span><text:span text:style-name="T2"> данные с сервера</text:span><text:span text:style-name="T1"> </text:span><text:span text:style-name="T2">это:</text:span></text:p>
      <text:p text:style-name="P8"><text:span text:style-name="T2">1</text:span> LisView</text:p>
      <text:p text:style-name="P8"><text:span text:style-name="T2">2</text:span> DetailView</text:p>
      <text:p text:style-name="P8"><text:span text:style-name="T2">3</text:span> ContactEditView</text:p>
      <text:p text:style-name="P9">и <text:span text:style-name="T1">LogOn.</text:span></text:p>
      <text:p text:style-name="P8"/>
      <text:p text:style-name="P9">Чепурек</text:p>
      <text:p text:style-name="P9"/>
      <text:p text:style-name="P8"/>
      <text:p text:style-name="P6"><text:span text:style-name="T2">В форме <text:s/></text:span><text:span text:style-name="T1">LogOn </text:span><text:span text:style-name="T2">есть вспомогательный вызов сервисной операции </text:span>IsUserAllowed. <text:span text:style-name="T2">При любом запросе к сервису в запросе отсылается информация пользователя </text:span><text:span text:style-name="T1">UserName and <text:s/>Password. </text:span><text:span text:style-name="T2">Если сервер на запрос <text:s/>IsUserAllowed возврашает </text:span><text:span text:style-name="T1">true </text:span><text:span text:style-name="T2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9"/>
      <text:p text:style-name="P6"><text:span text:style-name="T2">В случае возвращения результата </text:span><text:span text:style-name="T1">«True» </text:span><text:span text:style-name="T2">функцией <text:s/>IsUserAllowed идёт перенаправление на </text:span><text:span text:style-name="T1">LisView. </text:span><text:span text:style-name="T2">При запросе данных с сервера в классе EntityStoreContext пред тем как будет отправлен запрос, к запросу </text:span><text:soft-page-break/><text:span text:style-name="T2">добавляется UserName и Password. В случае возврата сервером ошибки 401(</text:span><text:span text:style-name="T14">Unauthorized</text:span><text:span text:style-name="T2">) происходит перенаправление на страницу <text:s/></text:span><text:span text:style-name="T1">LogOn.</text:span></text:p>
      <text:p text:style-name="P8"/>
      <text:p text:style-name="P6"><text:span text:style-name="T2">В форме </text:span><text:span text:style-name="T1">DetailView </text:span><text:span text:style-name="T2">есть 2 вспомогательных вызова сервисных функции, это </text:span><text:span text:style-name="T1">IsGranted </text:span><text:span text:style-name="T2">и CanReadMembers.</text:span></text:p>
      <text:p text:style-name="P9"/>
      <text:p text:style-name="P6"><text:span text:style-name="T2">Через метод <text:s/></text:span><text:span text:style-name="T1">IsGranted </text:span><text:span text:style-name="T2">запрашивают, если у пользователя права на редактироване данного объекта, и если есть то будет отображена кнопка </text:span><text:span text:style-name="T1">Edit. </text:span><text:span text:style-name="T2">Если нет то будет показан переключатель «UI Level Security» его можно выставить в </text:span><text:span text:style-name="T1">OFF </text:span><text:span text:style-name="T2">тогда результат вызова метода <text:s/></text:span><text:span text:style-name="T1">IsGranted </text:span><text:span text:style-name="T2">будет проигнорирован и кнопка </text:span><text:span text:style-name="T1">Edit </text:span><text:span text:style-name="T2">будет отображена.</text:span></text:p>
      <text:p text:style-name="P9"/>
      <text:p text:style-name="P6"><text:span text:style-name="T2">При нажатии кнопки </text:span><text:span text:style-name="T1">Edit </text:span><text:span text:style-name="T2">мы переходим на </text:span><text:span text:style-name="T1">ContactEditView. </text:span><text:span text:style-name="T2">Тут мы можем изменить отображаемые данные и нажать клавишу </text:span><text:span text:style-name="T1">Save. </text:span><text:span text:style-name="T2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и проигнорировав результат метода <text:s/></text:span><text:span text:style-name="T1">IsGranted, </text:span><text:span text:style-name="T2">при попытке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9"/>
      <text:p text:style-name="P6"><text:span text:style-name="T2">Обработка ошибок на сервере и передача их на клиент, происходит в методе <text:s/></text:span><text:span text:style-name="T1">HandleException </text:span><text:span text:style-name="T2">класса DataServiceBase.</text:span></text:p>
      <text:p text:style-name="P9"/>
      <text:p text:style-name="P6"><text:span text:style-name="T17">protected</text:span> <text:span text:style-name="T17">override</text:span> <text:span text:style-name="T17">void</text:span> HandleException(<text:span text:style-name="T3">HandleExceptionArgs</text:span> args) {</text:p>
      <text:p text:style-name="P3"><text:span text:style-name="T9"><text:tab/></text:span><text:span text:style-name="T18">if</text:span><text:span text:style-name="T9">(args.Exception.GetType() == </text:span><text:span text:style-name="T18">typeof</text:span><text:span text:style-name="T9">(</text:span><text:span text:style-name="T4">ObjectLayerSecurityException</text:span><text:span text:style-name="T9">)) {</text:span></text:p>
      <text:p text:style-name="P3"><text:span text:style-name="T9"><text:tab/></text:span><text:span text:style-name="T19">//Forbidden</text:span></text:p>
      <text:p text:style-name="P3"><text:span text:style-name="T9"><text:tab/><text:tab/>args.Exception = </text:span><text:span text:style-name="T18">new</text:span><text:span text:style-name="T9"> </text:span><text:span text:style-name="T4">DataServiceException</text:span><text:span text:style-name="T9">(403, <text:tab/><text:tab/><text:tab/><text:tab/><text:tab/><text:tab/><text:tab/><text:tab/>args.Exception.Message);</text:span></text:p>
      <text:p text:style-name="P7"><text:tab/>}</text:p>
      <text:p text:style-name="P3"><text:span text:style-name="T9"><text:tab/></text:span><text:span text:style-name="T18">base</text:span><text:span text:style-name="T9">.HandleException(args);</text:span></text:p>
      <text:p text:style-name="P7">}</text:p>
      <text:p text:style-name="P7"/>
      <text:p text:style-name="P3"><text:span text:style-name="T11">Здесь мы видим что в случае возникновения исключения типа <text:s/></text:span><text:span text:style-name="T6">ObjectLayerSecurityException <text:s/></text:span><text:span text:style-name="T11">оно перехватывается и в замен создаётся <text:s/></text:span><text:span text:style-name="T6">DataServiceException. </text:span><text:span text:style-name="T11">Это необходимо для того чтоб клиент получил внятный код ошибки. </text:span><text:span text:style-name="T20"> </text:span><text:span text:style-name="T21">There are mainly three exceptions: DataServiceClientException for client operations (updates/inserts), DataServiceQueryException for querying via LINQ and DataServiceRequestException for requesting via URI.</text:span></text:p>
      <text:p text:style-name="P3"><text:span text:style-name="T22">Любое другое исключение будет передано на клиент как «</text:span><text:span text:style-name="T24">Internal Server Error</text:span><text:span text:style-name="T22">» с кодом ошибки 501, что явно недостаточно в некоторых случаях :)</text:span></text:p>
      <text:p text:style-name="P2"><text:span text:style-name="T21">Пример обработки <text:s/>DataServiceClientException в </text:span><text:span text:style-name="T23">C# .Net </text:span><text:span text:style-name="T21">клиенте можно посмотреть в проекте AzureConsoleClient.</text:span></text:p>
      <text:p text:style-name="P2"><text:span text:style-name="T21">В </text:span><text:span text:style-name="T23">DXTreme </text:span><text:span text:style-name="T21">клиенте используются коды ошибки полученные с сервера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06T18:38:13.80</dc:date>
    <meta:editing-duration>PT2H4M42S</meta:editing-duration>
    <meta:editing-cycles>39</meta:editing-cycles>
    <meta:generator>OpenOffice.org/3.4.1$Win32 OpenOffice.org_project/341m1$Build-9593</meta:generator>
    <meta:document-statistic meta:table-count="0" meta:image-count="0" meta:object-count="0" meta:page-count="3" meta:paragraph-count="54" meta:word-count="801" meta:character-count="6467"/>
  </office:meta>
</office:document-meta>
</file>